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8000000B74FC98AC1F7FF5E93.png" manifest:media-type="image/png"/>
  <manifest:file-entry manifest:full-path="Pictures/1000000000000232000000B81084BDED8DC825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0.314cm" svg:y="0.762cm" svg:width="16.454cm" svg:height="4.888cm" draw:z-index="0"><draw:image xlink:href="Pictures/1000000000000268000000B74FC98AC1F7FF5E93.png" xlink:type="simple" xlink:show="embed" xlink:actuate="onLoad" draw:mime-type="image/png"/></draw:frame></text:p>
      <text:p text:style-name="Standard"/>
      <text:p text:style-name="Standard"><text:s text:c="42"/></text:p>
      <text:p text:style-name="Standard"><draw:frame draw:style-name="fr1" draw:name="Изображение2" text:anchor-type="char" svg:x="0.277cm" svg:y="0.069cm" svg:width="16.448cm" svg:height="5.385cm" draw:z-index="1"><draw:image xlink:href="Pictures/1000000000000232000000B81084BDED8DC825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17:21.526000000</meta:creation-date>
    <dc:date>2021-03-01T16:21:14.296000000</dc:date>
    <meta:editing-duration>PT3M53S</meta:editing-duration>
    <meta:editing-cycles>1</meta:editing-cycles>
    <meta:document-statistic meta:table-count="0" meta:image-count="2" meta:object-count="0" meta:page-count="1" meta:paragraph-count="1" meta:word-count="0" meta:character-count="42" meta:non-whitespace-character-count="0"/>
    <meta:generator>LibreOffice/7.0.0.3$Windows_X86_64 LibreOffice_project/8061b3e9204bef6b321a21033174034a5e2ea88e</meta:generator>
  </office:meta>
</office:document-meta>
</file>